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865cm" table:align="margins" style:may-break-between-rows="false"/>
    </style:style>
    <style:style style:name="Tabelle2.A" style:family="table-column">
      <style:table-column-properties style:column-width="15.803cm" style:rel-column-width="61407*"/>
    </style:style>
    <style:style style:name="Tabelle2.B" style:family="table-column">
      <style:table-column-properties style:column-width="1.062cm" style:rel-column-width="412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 style:data-style-name="N0">
      <style:table-cell-properties fo:padding="0.097cm" fo:border="0.002cm solid #000000"/>
    </style:style>
    <style:style style:name="Tabelle1" style:family="table">
      <style:table-properties style:width="16.865cm" table:align="margins" style:may-break-between-rows="false"/>
    </style:style>
    <style:style style:name="Tabelle1.A" style:family="table-column">
      <style:table-column-properties style:column-width="15.803cm" style:rel-column-width="61407*"/>
    </style:style>
    <style:style style:name="Tabelle1.B" style:family="table-column">
      <style:table-column-properties style:column-width="1.062cm" style:rel-column-width="412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3" style:family="table">
      <style:table-properties style:width="16.865cm" table:align="margins" style:may-break-between-rows="false"/>
    </style:style>
    <style:style style:name="Tabelle3.A" style:family="table-column">
      <style:table-column-properties style:column-width="15.803cm" style:rel-column-width="61407*"/>
    </style:style>
    <style:style style:name="Tabelle3.B" style:family="table-column">
      <style:table-column-properties style:column-width="1.062cm" style:rel-column-width="412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4" style:family="table">
      <style:table-properties style:width="16.865cm" table:align="margins" style:may-break-between-rows="false"/>
    </style:style>
    <style:style style:name="Tabelle4.A" style:family="table-column">
      <style:table-column-properties style:column-width="15.803cm" style:rel-column-width="61407*"/>
    </style:style>
    <style:style style:name="Tabelle4.B" style:family="table-column">
      <style:table-column-properties style:column-width="1.062cm" style:rel-column-width="412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5" style:family="table">
      <style:table-properties style:width="16.865cm" table:align="margins" style:may-break-between-rows="false"/>
    </style:style>
    <style:style style:name="Tabelle5.A" style:family="table-column">
      <style:table-column-properties style:column-width="15.803cm" style:rel-column-width="61407*"/>
    </style:style>
    <style:style style:name="Tabelle5.B" style:family="table-column">
      <style:table-column-properties style:column-width="1.062cm" style:rel-column-width="412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6" style:family="table">
      <style:table-properties style:width="16.865cm" table:align="margins" style:may-break-between-rows="false"/>
    </style:style>
    <style:style style:name="Tabelle6.A" style:family="table-column">
      <style:table-column-properties style:column-width="15.803cm" style:rel-column-width="61407*"/>
    </style:style>
    <style:style style:name="Tabelle6.B" style:family="table-column">
      <style:table-column-properties style:column-width="1.062cm" style:rel-column-width="4128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7" style:family="table">
      <style:table-properties style:width="16.865cm" table:align="margins" style:may-break-between-rows="false"/>
    </style:style>
    <style:style style:name="Tabelle7.A" style:family="table-column">
      <style:table-column-properties style:column-width="15.803cm" style:rel-column-width="61407*"/>
    </style:style>
    <style:style style:name="Tabelle7.B" style:family="table-column">
      <style:table-column-properties style:column-width="1.062cm" style:rel-column-width="4128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Frame_20_contents">
      <style:paragraph-properties fo:line-height="100%"/>
    </style:style>
    <style:style style:name="P3" style:family="paragraph" style:parent-style-name="Frame_20_contents">
      <style:text-properties style:text-underline-style="solid" style:text-underline-width="auto" style:text-underline-color="font-color"/>
    </style:style>
    <style:style style:name="P4" style:family="paragraph" style:parent-style-name="Table_20_Contents">
      <style:text-properties style:font-name="Courier New"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language="zxx" fo:country="none" style:language-asian="zxx" style:country-asian="none" style:language-complex="zxx" style:country-complex="none"/>
    </style:style>
    <style:style style:name="P6" style:family="paragraph" style:parent-style-name="Table_20_Contents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able_20_Contents">
      <style:text-properties fo:color="#0047ff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text-properties fo:color="#0047ff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text-properties fo:color="#0047ff"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Table_20_Contents">
      <style:text-properties style:font-name="Courier New" fo:language="zxx" fo:country="none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47ff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color="#0047ff" fo:font-size="10pt" style:font-size-asian="10pt" style:font-size-complex="10pt"/>
    </style:style>
    <style:style style:name="T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1" text:anchor-type="paragraph" svg:width="16.189cm" style:rel-width="96%" draw:z-index="0"><draw:text-box fo:min-height="0.499cm"><text:p text:style-name="P2">Name:<text:tab/><text:tab/>Bürgisser<text:tab/></text:p><text:p text:style-name="P2">Vorname:<text:tab/>Yannick</text:p><text:p text:style-name="P2">Datum:<text:tab/>28.09.201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Rahmen2" text:anchor-type="paragraph" svg:x="0.34cm" svg:y="0.265cm" svg:width="16.189cm" style:rel-width="96%" draw:z-index="1"><draw:text-box fo:min-height="0.499cm"><text:p text:style-name="Frame_20_contents"><text:span text:style-name="T1">Erlaubte Hilfsmittel:</text:span> ein Blatt mit eigenen handschriftlichen Notizen</text:p><text:p text:style-name="Frame_20_contents">Maximale Punktanzahl: 21<text:tab/>Um die Note 6 zu erhalten, sind 20 Punkte erforderlich.<text:line-break/> <text:s text:c="46"/>Für die Note 4 benötigt es 12 Punkte.</text:p><text:p text:style-name="Frame_20_contents"/><text:p text:style-name="Frame_20_contents">Erreichte Punkte:<text:tab/><text:span text:style-name="T2"> <text:s text:c="57"/></text:span></text:p><text:p text:style-name="P3"/><text:p text:style-name="Frame_20_contents">Note:<text:tab/><text:tab/><text:tab/><text:span text:style-name="T2"> <text:s text:c="57"/></text:span></text:p><text:p text:style-name="P3"/></draw:text-box></draw:frame></text:p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Ausgangslage:</text:p>
            <text:p text:style-name="P4"/>
            <text:p text:style-name="P4">Eine Analyse hat ergeben, dass es für ein kleines Projekt 5 Datentabellen benötigt:</text:p>
            <text:p text:style-name="P4"/>
            <text:p text:style-name="P4">Mitarbeiter, Adresse, Abteilung, Kunde1, Kunde2 </text:p>
            <text:p text:style-name="P4"/>
            <text:p text:style-name="P4">Die Tabellen müssen folgende Attribute haben:</text:p>
            <text:p text:style-name="P4"/>
            <text:p text:style-name="P4">Mitarbeiter (id, nachname, vorname, adressId, abteilungId)</text:p>
            <text:p text:style-name="P4">Adresse <text:s text:c="4"/>(id, land, ort, strasse, plz)</text:p>
            <text:p text:style-name="P4">Abteilung <text:s text:c="2"/>(id, bezeichnung)</text:p>
            <text:p text:style-name="P4">Kunde1 <text:s text:c="5"/>(id, nachname, vorname, adressId)</text:p>
            <text:p text:style-name="P4">Kunde2 <text:s text:c="5"/>(id, firmenname, namenszusatz, adressId)</text:p>
            <text:p text:style-name="P4"/>
            <text:p text:style-name="P4">id's sind int</text:p>
            <text:p text:style-name="P4">alle anderen Attribute sind varchars</text:p>
            <text:p text:style-name="P4"/>
            <text:p text:style-name="P7"><text:s/></text:p>
            <text:p text:style-name="P7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2.B1">
            <text:p text:style-name="P5"/>
          </table:table-cell>
        </table:table-row>
      </table:table>
      <text:p text:style-name="P4"/>
      <text:p text:style-name="P4"/>
      <table:table table:name="Tabelle1" table:style-name="Tabelle1">
        <table:table-column table:style-name="Tabelle1.A"/>
        <table:table-column table:style-name="Tabelle1.B"/>
        <text:soft-page-break/>
        <table:table-row>
          <table:table-cell table:style-name="Tabelle1.A1" office:value-type="string">
            <text:p text:style-name="P4">1. Zeigen Sie die Create Table Anweisungen für die Tabellen</text:p>
            <text:p text:style-name="P4"><text:s text:c="3"/></text:p>
            <text:p text:style-name="P4">a) Mitarbeiter</text:p>
            <text:p text:style-name="Table_20_Contents"><text:s text:c="2"/><text:span text:style-name="T3"><text:s text:c="2"/></text:span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/></text:p>
            <text:p text:style-name="P7"><text:s text:c="5"/></text:p>
            <text:p text:style-name="P4">b) Kunde2</text:p>
            <text:p text:style-name="Table_20_Contents"><text:s text:c="2"/><text:span text:style-name="T3"><text:s text:c="2"/></text:span></text:p>
            <text:p text:style-name="P7"/>
            <text:p text:style-name="P7"/>
            <text:p text:style-name="P7"/>
            <text:p text:style-name="P7"/>
            <text:p text:style-name="P7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1.B1" office:value-type="string">
            <text:p text:style-name="P5"/>
            <text:p text:style-name="P5"/>
            <text:p text:style-name="P5"/>
            <text:p text:style-name="P5">3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3</text:p>
            <text:p text:style-name="P5"/>
          </table:table-cell>
        </table:table-row>
      </table:table>
      <text:p text:style-name="P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">2. Zeigen Sie eine Projektion aller Mitarbeiter </text:p>
            <text:p text:style-name="P4"><text:s text:c="3"/>die folgendermassen aussehen soll <text:s/></text:p>
            <text:p text:style-name="P4"/>
            <text:p text:style-name="P4"><text:s text:c="3"/>vorname, name</text:p>
            <text:p text:style-name="P4"><text:s text:c="3"/>max <text:s text:c="5"/>gruber</text:p>
            <text:p text:style-name="P4"><text:s text:c="3"/>franz <text:s text:c="3"/>fischer</text:p>
            <text:p text:style-name="P4"><text:s text:c="3"/>... <text:s text:c="5"/>... </text:p>
            <text:p text:style-name="P4"/>
            <text:p text:style-name="P4"><text:s text:c="2"/><text:span text:style-name="T4"><text:s text:c="2"/></text:span></text:p>
            <text:p text:style-name="P7"><text:s text:c="4"/></text:p>
            <text:p text:style-name="P7"><text:s text:c="4"/></text:p>
            <text:p text:style-name="P7"/>
            <text:p text:style-name="P7"/>
            <text:p text:style-name="P7"/>
            <text:p text:style-name="P7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3.B1" office:value-type="string">
            <text:p text:style-name="P4"/>
            <text:p text:style-name="P4"/>
            <text:p text:style-name="P4"/>
            <text:p text:style-name="P4"/>
            <text:p text:style-name="P4"><text:s/>3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4">3. Zeigen Sie die Vereinigung der beiden Tabellen </text:p>
            <text:p text:style-name="P4"><text:s text:c="3"/>Kunde1 und Kunde2 die folgendermassen aussehen soll</text:p>
            <text:p text:style-name="P4"><text:s text:c="3"/></text:p>
            <text:p text:style-name="P4"><text:s text:c="3"/>id <text:s text:c="2"/>nachname_firmenname </text:p>
            <text:p text:style-name="P4"><text:s text:c="3"/>1 <text:s text:c="3"/>meier</text:p>
            <text:p text:style-name="P4"><text:s text:c="3"/>2 <text:s text:c="3"/>mueller</text:p>
            <text:p text:style-name="P4"><text:s text:c="3"/>3 <text:s text:c="3"/>merkur ag</text:p>
            <text:p text:style-name="P4"><text:s text:c="3"/>4 <text:s text:c="3"/>molkerei gmbh <text:s text:c="2"/></text:p>
            <text:p text:style-name="P4"><text:s text:c="3"/>... <text:s/>...</text:p>
            <text:p text:style-name="P4"/>
            <text:p text:style-name="P4"><text:s/></text:p>
            <text:p text:style-name="P7"><text:s text:c="3"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4"><text:s/></text:p>
            <text:p text:style-name="P4"/>
            <text:p text:style-name="P4"/>
            <text:p text:style-name="P4"/>
          </table:table-cell>
          <table:table-cell table:style-name="Tabelle4.B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3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">4. Zeigen Sie einen Equi-Join der die Mitarbeiter mit den</text:p>
            <text:p text:style-name="P4"><text:s text:c="3"/>Adressen folgendermassen ausgeben soll</text:p>
            <text:p text:style-name="P4"/>
            <text:p text:style-name="P4"><text:s text:c="3"/>maId <text:s/>nachname <text:s/>vorname plz <text:s text:c="2"/>ort <text:s text:c="3"/>strasse</text:p>
            <text:p text:style-name="P4"><text:s text:c="3"/>1 <text:s text:c="4"/>meier <text:s text:c="4"/>josef <text:s text:c="2"/>4000 <text:s/>basel <text:s/>hauptstrasse 5</text:p>
            <text:p text:style-name="P4"><text:s text:c="3"/>... <text:s text:c="2"/>... <text:s text:c="6"/>... <text:s text:c="4"/>... <text:s text:c="2"/>... <text:s text:c="3"/>...</text:p>
            <text:p text:style-name="P4"/>
            <text:p text:style-name="P4"><text:s text:c="3"/></text:p>
            <text:p text:style-name="P7"><text:s text:c="2"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Table_20_Contents"><text:s/></text:p>
            <text:p text:style-name="Table_20_Contents"/>
            <text:p text:style-name="P4"><text:s text:c="7"/>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5.B1" office:value-type="string">
            <text:p text:style-name="P5"/>
            <text:p text:style-name="P5"/>
            <text:p text:style-name="P5"/>
            <text:p text:style-name="P5"/>
            <text:p text:style-name="P5">3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6" table:style-name="Tabelle6">
        <table:table-column table:style-name="Tabelle6.A"/>
        <table:table-column table:style-name="Tabelle6.B"/>
        <text:soft-page-break/>
        <table:table-row>
          <table:table-cell table:style-name="Tabelle6.A1" office:value-type="string">
            <text:p text:style-name="P4">5. Wie Aufgabe 4 aber als Inner Join</text:p>
            <text:p text:style-name="P4"/>
            <text:p text:style-name="P7"><text:s text:c="3"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6.B1" office:value-type="string">
            <text:p text:style-name="P5">3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4">6. Zeigen Sie einen Outer Join der folgendes ausgibt</text:p>
            <text:p text:style-name="P4"/>
            <text:p text:style-name="P4"><text:s text:c="3"/>maId <text:s/>maNachname abtBezeichnung</text:p>
            <text:p text:style-name="P4"><text:s text:c="3"/>1 <text:s text:c="4"/>huber <text:s text:c="5"/>buchhaltung</text:p>
            <text:p text:style-name="P4"><text:s text:c="3"/>NULL <text:s/>NULL <text:s text:c="6"/>einkauf</text:p>
            <text:p text:style-name="P4"><text:s text:c="3"/>2 <text:s text:c="4"/>gruber <text:s text:c="4"/>einkauf</text:p>
            <text:p text:style-name="P4"><text:s text:c="3"/>3 <text:s text:c="4"/>gerber <text:s text:c="4"/>NULL</text:p>
            <text:p text:style-name="P4"/>
            <text:p text:style-name="P4"><text:s/></text:p>
            <text:p text:style-name="P7"><text:s text:c="3"/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4"/>
            <text:p text:style-name="P4"/>
            <text:p text:style-name="P4"/>
            <text:p text:style-name="P4"/>
            <text:p text:style-name="P4"><text:s text:c="3"/></text:p>
            <text:p text:style-name="P4"/>
            <text:p text:style-name="P4"/>
            <text:p text:style-name="P4"><text:s text:c="2"/></text:p>
            <text:p text:style-name="P4"/>
            <text:p text:style-name="P4"/>
            <text:p text:style-name="P4"/>
          </table:table-cell>
          <table:table-cell table:style-name="Tabelle7.B1" office:value-type="string">
            <text:p text:style-name="P5"/>
            <text:p text:style-name="P5"/>
            <text:p text:style-name="P5"/>
            <text:p text:style-name="P5"/>
            <text:p text:style-name="P5">3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B-Technologie 1 <text:tab/>2. Klausur<text:tab/></text:p>
      </style:header>
      <style:footer>
        <text:p text:style-name="Footer"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8H19M07S</meta:editing-duration>
    <meta:editing-cycles>19</meta:editing-cycles>
    <meta:generator>OpenOffice.org/3.2$Win32 OpenOffice.org_project/320m18$Build-9502</meta:generator>
    <dc:date>2012-09-28T10:10:58.93</dc:date>
    <dc:creator>Johann Mildner</dc:creator>
    <meta:printed-by>Johann Mildner</meta:printed-by>
    <meta:print-date>2012-09-14T10:17:58.58</meta:print-date>
    <meta:document-statistic meta:table-count="7" meta:image-count="0" meta:object-count="0" meta:page-count="4" meta:paragraph-count="78" meta:word-count="235" meta:character-count="1916"/>
    <meta:user-defined meta:name="Info 1"/>
    <meta:user-defined meta:name="Info 2"/>
    <meta:user-defined meta:name="Info 3"/>
    <meta:user-defined meta:name="Info 4"/>
  </office:meta>
</office:document-meta>
</file>